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Clark</text:p>
      <text:p text:style-name="P1">Dr. Pablo Rivas-Perea</text:p>
      <text:p text:style-name="P1">Artificial Intelligence CMPT 404</text:p>
      <text:p text:style-name="P1">November 15<text:span text:style-name="T1">th</text:span>, 2016</text:p>
      <text:p text:style-name="P2">Project Milestone</text:p>
      <text:p text:style-name="P2">Leaf Classification</text:p>
      <text:p text:style-name="P2"/>
      <text:p text:style-name="P2"/>
      <text:p text:style-name="P2">Abstract</text:p>
      <text:p text:style-name="P3"><text:tab/>This paper is an examination of various methods of machine learning that can be used to classify the species of a plant given a black and white image of a leaf of the plant. These methods will each be executed and trained on one set of data, then tested on a separate set. These methods will initially be performed on a pre-identified set of features about the leaves until a sufficient solution is found, before moving on to the more difficult problem of identifying the plants by their leaves alone. As of yet, only one method has been performed.</text:p>
      <text:p text:style-name="P3"/>
      <text:p text:style-name="P2">Introduction</text:p>
      <text:p text:style-name="P3"><text:tab/>The ability to digitally classify plants by their leaves is important because it aids in the tracking and preservation of endangered species, thus enabling the aid of local ecosystems. It also helps with plant-based medicinal research, helping to treat and cure diseases, and because it helps with the management of crop and food supplies, better using our resources to properly feed the planet.</text:p>
      <text:p text:style-name="P3"/>
      <text:p text:style-name="P2">Methodology</text:p>
      <text:p text:style-name="P3"><text:tab/>This research will be conducted iteratively. An initial attempt at solving the problem was tried – namely, a Multi-Layer Perceptron with a single hidden layer – and from that I have gained direction on how to continue this project. I will continue to try new methods and use the information learned from each attempt to guide my decisions for the next attempt. This will all be carefully documented.</text:p>
      <text:p text:style-name="P3"/>
      <text:p text:style-name="P2">Experiments</text:p>
      <text:p text:style-name="P3"><text:tab/>As of yet, only one experiment has been performed, but a lot has been learned about how to proceed. I attempted the problem using a MLP with a single hidden layer and tried different values of eta from .1 to 1 and different numbers of neurons up to 200. These were compared using 10-fold cross-validation. It was found that the most effective number of neurons was 27 with an eta of .1. The cross-<text:soft-page-break/>validation score for this network was awful however with a value of -158320.960205. This is useful to know however. It informs me that a much more sophisticated method is required, not a simpler one. This is as expected as both living things and perception are very difficult, sophisticated problems.</text:p>
      <text:p text:style-name="P3"><text:tab/>A potential problem has been found however. This simple experiment took nearly a quarter of an hour to complete, and more sophisticated algorithms will take much, much longer to run. I intend to use Marist College resources to solve this by using significantly faster computers to run future 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Clark</meta:initial-creator>
    <meta:creation-date>2016-09-22T16:11:22.21</meta:creation-date>
    <dc:date>2016-11-15T06:59:54.64</dc:date>
    <dc:creator>Daniel Clark</dc:creator>
    <meta:editing-duration>PT2H7M59S</meta:editing-duration>
    <meta:editing-cycles>9</meta:editing-cycles>
    <meta:generator>OpenOffice/4.1.1$Win32 OpenOffice.org_project/411m6$Build-9775</meta:generator>
    <meta:document-statistic meta:table-count="0" meta:image-count="0" meta:object-count="0" meta:page-count="2" meta:paragraph-count="15" meta:word-count="421" meta:character-count="2510"/>
  </office:meta>
</office:document-meta>
</file>